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No_20_Spacing">
      <style:text-properties style:font-name="Georgia" fo:font-size="12pt" style:font-size-asian="12pt" style:font-name-complex="Times New Roman" style:font-size-complex="12pt"/>
    </style:style>
    <style:style style:name="P2" style:family="paragraph" style:parent-style-name="No_20_Spacing">
      <style:paragraph-properties fo:margin-left="0in" fo:margin-right="0in" fo:text-indent="0in" style:auto-text-indent="false"/>
      <style:text-properties style:font-name="Georgia" fo:font-size="10.5pt" style:font-size-asian="10.5pt" style:font-size-complex="10.5pt"/>
    </style:style>
    <style:style style:name="P3" style:family="paragraph" style:parent-style-name="No_20_Spacing">
      <style:paragraph-properties fo:margin-left="0in" fo:margin-right="0in" fo:text-indent="0in" style:auto-text-indent="false"/>
      <style:text-properties style:font-name="Georgia" fo:font-size="10.5pt" style:font-size-asian="10.5pt" style:font-name-complex="Times New Roman" style:font-size-complex="10.5pt"/>
    </style:style>
    <style:style style:name="P4"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name-complex="Times New Roman" style:font-size-complex="10.5pt"/>
    </style:style>
    <style:style style:name="P5" style:family="paragraph" style:parent-style-name="Standard">
      <style:paragraph-properties fo:margin-left="0in" fo:margin-right="0in" fo:margin-top="0in" fo:margin-bottom="0in" fo:line-height="100%" fo:text-indent="0in" style:auto-text-indent="false"/>
    </style:style>
    <style:style style:name="P6" style:family="paragraph" style:parent-style-name="Standard">
      <style:paragraph-properties fo:margin-top="0in" fo:margin-bottom="0in" fo:line-height="100%"/>
      <style:text-properties style:font-name="Georgia" fo:font-size="10.5pt" style:font-size-asian="10.5pt" style:font-size-complex="10.5pt"/>
    </style:style>
    <style:style style:name="P7" style:family="paragraph" style:parent-style-name="No_20_Spacing" style:master-page-name="Standard">
      <style:paragraph-properties fo:text-align="center" style:justify-single-word="false" style:page-number="auto"/>
      <style:text-properties style:font-name="Georgia" fo:font-size="16pt" style:font-size-asian="16pt" style:font-name-complex="Times New Roman" style:font-size-complex="16pt"/>
    </style:style>
    <style:style style:name="P8"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9"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name-complex="Times New Roman" style:font-size-complex="10.5pt"/>
    </style:style>
    <style:style style:name="P10" style:family="paragraph" style:parent-style-name="Standard">
      <style:paragraph-properties fo:margin-top="0in" fo:margin-bottom="0in" fo:line-height="100%"/>
      <style:text-properties style:font-name="Georgia" fo:font-size="10.5pt" style:font-size-asian="10.5pt" style:font-size-complex="10.5pt"/>
    </style:style>
    <style:style style:name="T1" style:family="text">
      <style:text-properties fo:font-weight="bold" style:font-weight-asian="bold" style:font-name-complex="Times New Roman"/>
    </style:style>
    <style:style style:name="T2" style:family="text">
      <style:text-properties fo:font-weight="bold" style:font-weight-asian="bold" style:font-name-complex="Times New Roman" style:font-weight-complex="bold"/>
    </style:style>
    <style:style style:name="T3" style:family="text">
      <style:text-properties fo:font-weight="bold" style:font-weight-asian="bold" style:font-weight-complex="bold"/>
    </style:style>
    <style:style style:name="T4" style:family="text">
      <style:text-properties style:font-name-complex="Times New Roman"/>
    </style:style>
    <style:style style:name="T5" style:family="text">
      <style:text-properties style:font-name="Georgia" fo:font-size="10.5pt" fo:font-weight="bold" style:font-size-asian="10.5pt" style:font-weight-asian="bold" style:font-name-complex="Times New Roman" style:font-size-complex="10.5pt"/>
    </style:style>
    <style:style style:name="T6" style:family="text">
      <style:text-properties style:font-name="Georgia" fo:font-size="10.5pt" style:font-size-asian="10.5pt" style:font-name-complex="Times New Roman" style:font-size-complex="10.5pt"/>
    </style:style>
    <style:style style:name="T7" style:family="text">
      <style:text-properties fo:color="#000000" style:font-name="Georgia" fo:font-size="11pt" fo:font-weight="normal" style:font-name-asian="Georgia" style:font-size-asian="11pt" style:font-weight-asian="normal" style:font-name-complex="Georgia" style:font-size-complex="11pt" style:font-weight-complex="normal"/>
    </style:style>
    <style:style style:name="T8" style:family="text">
      <style:text-properties style:font-name-asian="Georgia" style:font-name-complex="Georgia"/>
    </style:style>
    <style:style style:name="T9" style:family="text">
      <style:text-properties style:text-position="super 58%"/>
    </style:style>
    <style:style style:name="T10" style:family="text">
      <style:text-properties fo:font-size="11pt" style:font-name-asian="Georgia" style:font-size-asian="11pt" style:font-name-complex="Georgia"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Listening to the Wrong King</text:p>
      <text:p text:style-name="P1"/>
      <text:p text:style-name="P2"><text:span text:style-name="T1">Read:</text:span><text:span text:style-name="T4"> Ezra 4:11-24 and 5:7-13; 6:1-12 </text:span></text:p>
      <text:p text:style-name="P3"/>
      <text:p text:style-name="P5"><text:span text:style-name="T5">Text:</text:span><text:span text:style-name="T6"> </text:span><text:span text:style-name="T7">Daniel 2:21 <text:s/>“And he changeth the times and the seasons: he removeth kings, and setteth up kings: he giveth wisdom unto the wise, and knowledge to them that know understanding:” </text:span></text:p>
      <text:p text:style-name="P4"/>
      <text:h text:style-name="P8" text:outline-level="3"><text:span text:style-name="T1">Introduction:</text:span><text:span text:style-name="T4"> Persia was over 1000 miles from Jerusalem. <text:s/>Halfway between Persia and Jerusalem was Babylon at 500 miles away. In the area of Jerusalem were several leaders representing Persia, Babylon, and exiles who were intermarried with various people groups. As you read the book of Ezra you see where the king, listens to the complainers and tells them to stop the Israelite's from building right away. At a later date the king orders the complainers to help the Israelite's build by supplying them with building materials. For many years I believed that the problem was the way the way the problem was presented to the king or the question that was asked. I WAS WRONG! This week while listening to the Bible teacher for our home school; I had my eyes opened and this sermon was born.</text:span></text:h>
      <text:h text:style-name="P4" text:outline-level="3"/>
      <text:h text:style-name="P8" text:outline-level="3"><text:span text:style-name="T2">The first complaint</text:span><text:span text:style-name="T4"> was an accusation to the king of Persia: It was an unfounded charge that because this city had been in opposition to the sinful practices of Persia in the past that they would be an enemy of Persia and would not pay the taxes that Persia might impose on them. </text:span></text:h>
      <text:h text:style-name="P4" text:outline-level="3"><text:s text:c="2"/>First let me say that these men made no attempt to become friends with the builders. They had made up their minds about them before they even knew who they were and what they were doing. These were not the same men who had lived there before. More than 70 years had passed and these were men and women who were not born (or who were infants) at the time of exile.</text:h>
      <text:p text:style-name="P6"><text:s text:c="2"/>The answer, from the king of Persia was based on the reputation of the city from a long time ago. He was not king at the time that he was reading about. The reason that they were considered a rebellious city was because they served a different God and would not submit to outside rule.</text:p>
      <text:p text:style-name="P6"><text:span text:style-name="T3">The first response: </text:span>They were ordered to cease building immediately. </text:p>
      <text:p text:style-name="P6">Do you know that there are some people who are just happy to keep you idle. They just don't want to see others succeed. </text:p>
      <text:p text:style-name="P6"><text:s text:c="2"/></text:p>
      <text:p text:style-name="P6"><text:span text:style-name="T3">The second complaint:</text:span> Between the 4<text:span text:style-name="T9">th</text:span> and 5<text:span text:style-name="T9">th</text:span> chapters 15 years pass.</text:p>
      <text:p text:style-name="P6">Two prophets: Haggai and Zachariah prophecy and the people start to build again. Once again; here come the discouraging crowd. They ask: “Who told you that you and build?” The builders responded that King Cyrus of Babylon had commanded it. Off went the discouragers and wrote a letter to King Darius. He was the new King of Persia who defeated the Babylonian King (<text:span text:style-name="T10">Belshazzar</text:span>) in the book of Daniel. He now is king of Babylon and is committed to enforce all the edicts of Babylon. This king was there when God shut the lion's mouths and Daniel emerged un-scathed. <text:s/>A search is made and the results are devastating to the whining crowd that lived to discourage.</text:p>
      <text:p text:style-name="P6"><text:span text:style-name="T3">The second response:</text:span> Those who tried to stop the work were ordered to let the work proceed and further they were ordered to assist in the work by providing whatever these men would need to include paying the taxes that would normally be given to Babylon to help with this work.</text:p>
      <text:p text:style-name="P6"/>
      <text:p text:style-name="P6"><text:span text:style-name="T3">Why the different response?</text:span> Certainly the approach to the king was different but the most significant aspect was that the request was not made to the same king. The first king was from Persia. The second king is from Babylon. The first king went by the past reputation. The second king was looking to the future. The first king judged by hearsay. The second king went by the command of a king. </text:p>
      <text:p text:style-name="P6"/>
      <text:p text:style-name="P6"><text:span text:style-name="T3">Application:</text:span> Where does discouragement come from?</text:p>
      <text:p text:style-name="P6"><text:s text:c="2"/>It usually comes from listening to the wrong king. </text:p>
      <text:p text:style-name="P6"><text:s text:c="2"/>One king will tell you that the giant is too big. The other tells you God is bigger. </text:p>
      <text:p text:style-name="P6"><text:s text:c="2"/>One king will tell you that building a boat is silly while the other says keep preaching and keep nailing. </text:p>
      <text:p text:style-name="P6"><text:s text:c="2"/>One king calls you a coward and the other tells you that you're a mighty man of valor. </text:p>
      <text:p text:style-name="P6"><text:s text:c="2"/>One king tells you that you are sick. The other king touches you and says: “Be whole!” </text:p>
      <text:p text:style-name="P6"><text:s text:c="2"/>One king tells you that that mountain is big. The other king moves the mountain out of your way. </text:p>
      <text:p text:style-name="P6"><text:s text:c="2"/>One king points out your weaknesses. The other king becomes your strength. </text:p>
      <text:p text:style-name="P6"><text:s text:c="2"/>One king watches you fall. The other king lifts you up! </text:p>
      <text:p text:style-name="P6"><text:s text:c="2"/>One king tells you what you cannot do. The other king says that you can do all things, through Christ. </text:p>
      <text:p text:style-name="P6"><text:s text:c="2"/>One king tells you how to get through the valley. The other king walks with you in the valley.</text:p>
      <text:p text:style-name="P6"><text:s text:c="2"/>If you're discouraged today, let me ask you: “What king are you listening to?”</text:p>
      <text:p text:style-name="P6"><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5</meta:editing-cycles>
    <meta:creation-date>2014-03-28T17:34:00</meta:creation-date>
    <dc:date>2017-02-18T19:20:36.49</dc:date>
    <meta:editing-duration>P1DT11H41M20S</meta:editing-duration>
    <meta:generator>OpenOffice/4.1.2$Win32 OpenOffice.org_project/412m3$Build-9782</meta:generator>
    <meta:document-statistic meta:table-count="0" meta:image-count="0" meta:object-count="0" meta:page-count="1" meta:paragraph-count="26" meta:word-count="827" meta:character-count="455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